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3.41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9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6"/>
        <table:table-column table:style-name="co3" table:number-columns-repeated="1022" table:default-cell-style-name="ce2"/>
        <table:table-row table:style-name="ro3">
          <table:table-cell office:value-type="string">
            <text:p>Weltladen Bonn e.V.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>
            <text:p>Maxstraße 36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>
            <text:p>53111 Bonn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>
            <text:p>Steuer-Nr.:</text:p>
          </table:table-cell>
          <table:table-cell table:style-name="ce1" office:value-type="float" office:value="123456">
            <text:p>123456</text:p>
          </table:table-cell>
          <table:table-cell table:number-columns-repeated="1022"/>
        </table:table-row>
        <table:table-row table:style-name="ro3">
          <table:table-cell office:value-type="string">
            <text:p>Vereinsregister-Nr.:</text:p>
          </table:table-cell>
          <table:table-cell table:style-name="ce3" office:value-type="string">
            <text:p>VR 9697</text:p>
          </table:table-cell>
          <table:table-cell table:number-columns-repeated="1022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 office:value-type="string">
            <text:p>Monatsabrechnung:</text:p>
          </table:table-cell>
          <table:table-cell table:style-name="ce4" office:value-type="date" office:date-value="2015-01-09">
            <text:p>Januar 2015</text:p>
          </table:table-cell>
          <table:table-cell table:number-columns-repeated="1022"/>
        </table:table-row>
        <table:table-row table:style-name="ro3">
          <table:table-cell office:value-type="string">
            <text:p>Laufende Nr.:</text:p>
          </table:table-cell>
          <table:table-cell table:style-name="ce5" office:value-type="float" office:value="1">
            <text:p>1</text:p>
          </table:table-cell>
          <table:table-cell table:number-columns-repeated="1022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 office:value-type="string">
            <text:p>Gesamt Bru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office:value-type="string">
            <text:p>Gesamt Bar Bru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office:value-type="string">
            <text:p>Gesamt EC Bru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7% MwSt. Bru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office:value-type="string">
            <text:p>7% MwSt. Ne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office:value-type="string">
            <text:p>7% MwSt. Betrag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19% MwSt. Bru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office:value-type="string">
            <text:p>19% MwSt. Netto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>
          <table:table-cell office:value-type="string">
            <text:p>19% MwSt. Betrag</text:p>
          </table:table-cell>
          <table:table-cell office:value-type="currency" office:currency="EUR" office:value="0">
            <text:p>0,00 €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date-style style:name="N111"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5-01-10T14:12:11</meta:creation-date>
    <dc:date>2015-01-10T16:29:39</dc:date>
    <dc:creator>Markus Voge</dc:creator>
    <meta:editing-duration>PT5M38S</meta:editing-duration>
    <meta:editing-cycles>7</meta:editing-cycles>
    <meta:generator>LibreOffice/3.5$Linux_x86 LibreOffice_project/350m1$Build-2</meta:generator>
    <meta:document-statistic meta:table-count="3" meta:cell-count="29" meta:object-count="0"/>
  </office:meta>
</office:document-meta>
</file>